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311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weight-asian="bold" style:font-weight-complex="bold"/>
    </style:style>
    <style:style style:name="ce2" style:family="table-cell" style:parent-style-name="Default">
      <style:text-properties fo:font-size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3pt"/>
    </style:style>
    <style:style style:name="ce6" style:family="table-cell" style:parent-style-name="Default">
      <style:text-properties fo:font-size="13pt" fo:font-weight="bold" style:font-weight-asian="bold" style:font-weight-complex="bold"/>
    </style:style>
    <style:style style:name="ce14" style:family="table-cell" style:parent-style-name="Default" style:data-style-name="N11">
      <style:table-cell-properties fo:border-bottom="none" fo:background-color="#f6f9d4" fo:border-left="0.99pt solid #000000" fo:border-right="none" fo:border-top="0.99pt solid #000000"/>
      <style:text-properties fo:color="#127622" fo:font-size="13pt" fo:font-weight="normal" style:font-weight-asian="normal" style:font-weight-complex="normal"/>
    </style:style>
    <style:style style:name="ce15" style:family="table-cell" style:parent-style-name="Default" style:data-style-name="N11">
      <style:table-cell-properties fo:border-bottom="none" fo:background-color="#f6f9d4" fo:border-left="0.99pt solid #000000" fo:border-right="none" fo:border-top="none"/>
      <style:text-properties fo:color="#127622" fo:font-size="13pt" fo:font-weight="normal" style:font-weight-asian="normal" style:font-weight-complex="normal"/>
    </style:style>
    <style:style style:name="ce16" style:family="table-cell" style:parent-style-name="Default" style:data-style-name="N11">
      <style:table-cell-properties fo:border-bottom="none" fo:background-color="#f6f9d4" fo:border-left="0.99pt solid #000000" fo:border-right="none" fo:border-top="none"/>
      <style:text-properties fo:color="#127622" fo:font-size="13pt" fo:font-weight="bold" style:font-weight-asian="bold" style:font-weight-complex="bold"/>
    </style:style>
    <style:style style:name="ce17" style:family="table-cell" style:parent-style-name="Default" style:data-style-name="N11">
      <style:table-cell-properties fo:border-bottom="0.99pt solid #000000" fo:background-color="#f6f9d4" fo:border-left="0.99pt solid #000000" fo:border-right="none" fo:border-top="none"/>
      <style:text-properties fo:color="#127622" fo:font-size="13pt" fo:font-weight="normal" style:font-weight-asian="normal" style:font-weight-complex="normal"/>
    </style:style>
    <style:style style:name="ce32" style:family="table-cell" style:parent-style-name="Default" style:data-style-name="N11">
      <style:table-cell-properties fo:background-color="#eeeeee" fo:border="0.74pt solid #000000"/>
      <style:text-properties fo:color="#127622" fo:font-size="13pt" fo:font-weight="normal" style:font-weight-asian="normal" style:font-weight-complex="normal"/>
    </style:style>
    <style:style style:name="ce19" style:family="table-cell" style:parent-style-name="Default" style:data-style-name="N11">
      <style:table-cell-properties fo:border-bottom="none" fo:background-color="#eeeeee" fo:border-left="none" fo:border-right="0.99pt solid #000000" fo:border-top="0.99pt solid #000000"/>
      <style:text-properties fo:color="#5eb91e" fo:font-size="13pt" fo:font-weight="normal" style:font-weight-asian="normal" style:font-weight-complex="normal"/>
    </style:style>
    <style:style style:name="ce21" style:family="table-cell" style:parent-style-name="Default" style:data-style-name="N11">
      <style:table-cell-properties fo:border-bottom="none" fo:background-color="#eeeeee" fo:border-left="none" fo:border-right="0.99pt solid #000000" fo:border-top="none"/>
      <style:text-properties fo:color="#5eb91e" fo:font-size="13pt" fo:font-weight="normal" style:font-weight-asian="normal" style:font-weight-complex="normal"/>
    </style:style>
    <style:style style:name="ce22" style:family="table-cell" style:parent-style-name="Default" style:data-style-name="N11">
      <style:table-cell-properties fo:border-bottom="0.99pt solid #000000" fo:background-color="#eeeeee" fo:border-left="none" fo:border-right="0.99pt solid #000000" fo:border-top="none"/>
      <style:text-properties fo:color="#5eb91e" fo:font-size="13pt" fo:font-weight="normal" style:font-weight-asian="normal" style:font-weight-complex="normal"/>
    </style:style>
    <style:style style:name="ce36" style:family="table-cell" style:parent-style-name="Default" style:data-style-name="N11">
      <style:table-cell-properties fo:background-color="#eeeeee" fo:border="0.74pt solid #000000"/>
      <style:text-properties fo:color="#5eb91e" fo:font-size="13pt" fo:font-weight="normal" style:font-weight-asian="normal" style:font-weight-complex="normal"/>
    </style:style>
    <style:style style:name="ce24" style:family="table-cell" style:parent-style-name="Default" style:data-style-name="N11">
      <style:table-cell-properties fo:border-bottom="none" fo:background-color="#ffd8ce" fo:border-left="0.99pt solid #000000" fo:border-right="none" fo:border-top="0.99pt solid #000000"/>
      <style:text-properties fo:color="#c9211e" fo:font-size="13pt" fo:font-weight="normal" style:font-weight-asian="normal" style:font-weight-complex="normal"/>
    </style:style>
    <style:style style:name="ce25" style:family="table-cell" style:parent-style-name="Default" style:data-style-name="N11">
      <style:table-cell-properties fo:border-bottom="none" fo:background-color="#ffd8ce" fo:border-left="0.99pt solid #000000" fo:border-right="none" fo:border-top="none"/>
      <style:text-properties fo:color="#c9211e" fo:font-size="13pt" fo:font-weight="normal" style:font-weight-asian="normal" style:font-weight-complex="normal"/>
    </style:style>
    <style:style style:name="ce27" style:family="table-cell" style:parent-style-name="Default" style:data-style-name="N11">
      <style:table-cell-properties fo:border-bottom="none" fo:background-color="#ffd8ce" fo:border-left="0.99pt solid #000000" fo:border-right="none" fo:border-top="none"/>
      <style:text-properties fo:color="#c9211e" fo:font-size="13pt" fo:font-weight="bold" style:font-weight-asian="bold" style:font-weight-complex="bold"/>
    </style:style>
    <style:style style:name="ce41" style:family="table-cell" style:parent-style-name="Default" style:data-style-name="N11">
      <style:table-cell-properties fo:background-color="#eeeeee" fo:border="0.74pt solid #000000"/>
      <style:text-properties fo:color="#c9211e" fo:font-size="13pt" fo:font-weight="normal" style:font-weight-asian="normal" style:font-weight-complex="normal"/>
    </style:style>
    <style:style style:name="ce47" style:family="table-cell" style:parent-style-name="Default" style:data-style-name="N11">
      <style:table-cell-properties fo:border-bottom="none" fo:background-color="#eeeeee" fo:border-left="none" fo:border-right="0.99pt solid #000000" fo:border-top="0.99pt solid #000000"/>
      <style:text-properties fo:color="#ea7500" fo:font-size="13pt" fo:font-weight="normal" style:font-weight-asian="normal" style:font-weight-complex="normal"/>
    </style:style>
    <style:style style:name="ce48" style:family="table-cell" style:parent-style-name="Default" style:data-style-name="N11">
      <style:table-cell-properties fo:border-bottom="none" fo:background-color="#eeeeee" fo:border-left="none" fo:border-right="0.99pt solid #000000" fo:border-top="none"/>
      <style:text-properties fo:color="#ea7500" fo:font-size="13pt" fo:font-weight="normal" style:font-weight-asian="normal" style:font-weight-complex="normal"/>
    </style:style>
    <style:style style:name="ce45" style:family="table-cell" style:parent-style-name="Default" style:data-style-name="N11">
      <style:table-cell-properties fo:background-color="#eeeeee" fo:border="0.74pt solid #000000"/>
      <style:text-properties fo:color="#ea7500" fo:font-size="13pt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_Wuerfe" table:style-name="ta1">
        <table:shapes>
          <draw:frame draw:z-index="0" draw:style-name="gr1" draw:text-style-name="P1" svg:width="9.6122in" svg:height="5.6819in" svg:x="5.8488in" svg:y="3.1374in">
            <draw:object draw:notify-on-update-of-ranges="25_Wuerfe.A7:25_Wuerfe.A32 25_Wuerfe.E7:25_Wuerfe.E32 25_Wuerfe.C7:25_Wuerfe.C32 25_Wuerfe.D7:25_Wuerfe.D32 25_Wuerfe.B7:25_Wuerfe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Würfelexperiment BBW (Pfalzgraf, Freimann, 2023)</text:p>
          </table:table-cell>
          <table:table-cell table:number-columns-repeated="6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Wahrscheinlichkeiten Anzahl Dreier</text:p>
          </table:table-cell>
          <table:covered-table-cell table:number-columns-repeated="3"/>
          <table:table-cell/>
          <table:table-cell table:style-name="ce20" office:value-type="string" calcext:value-type="string">
            <text:p>Anzal Würfe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Anzahl</text:p>
          </table:table-cell>
          <table:table-cell table:style-name="ce5" office:value-type="string" calcext:value-type="string" table:number-columns-spanned="2" table:number-rows-spanned="1">
            <text:p>zufälliger Würfel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Gezinkter Würfel</text:p>
          </table:table-cell>
          <table:covered-table-cell table:style-name="ce2"/>
          <table:table-cell table:style-name="ce2" table:number-columns-repeated="5"/>
          <table:table-cell table:style-name="ce2" office:value-type="string" calcext:value-type="string">
            <text:p>Mit 94.48% Wahrscheinlichkeit liefert der normale Würfel 1 bis 7 Mal eine „Drei“.</text:p>
          </table:table-cell>
          <table:table-cell table:style-name="ce2" table:number-columns-repeated="5"/>
          <table:table-cell table:number-columns-repeated="48"/>
        </table:table-row>
        <table:table-row table:style-name="ro1">
          <table:table-cell table:style-name="ce1" office:value-type="string" calcext:value-type="string">
            <text:p>Dreier:</text:p>
          </table:table-cell>
          <table:table-cell table:style-name="ce26" office:value-type="string" calcext:value-type="string">
            <text:p>p=</text:p>
          </table:table-cell>
          <table:table-cell table:style-name="ce2" table:formula="of:=1/6" office:value-type="float" office:value="0.166666666666667" calcext:value-type="float">
            <text:p>0.166666666666667</text:p>
          </table:table-cell>
          <table:table-cell table:style-name="ce26" office:value-type="string" calcext:value-type="string">
            <text:p>p=</text:p>
          </table:table-cell>
          <table:table-cell table:style-name="ce2" table:formula="of:=1/3" office:value-type="float" office:value="0.333333333333333" calcext:value-type="float">
            <text:p>0.333333333333333</text:p>
          </table:table-cell>
          <table:table-cell table:style-name="ce2" table:number-columns-repeated="5"/>
          <table:table-cell table:style-name="ce2" office:value-type="string" calcext:value-type="string">
            <text:p>Mit 94.36% Wahrscheinlichkeit liefert der gezinkte Würfel 4 bis 12 Mal eine „Drei“.</text:p>
          </table:table-cell>
          <table:table-cell table:style-name="ce2" table:number-columns-repeated="5"/>
          <table:table-cell table:number-columns-repeated="48"/>
        </table:table-row>
        <table:table-row table:style-name="ro1">
          <table:table-cell table:style-name="ce2"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Kummuliert</text:p>
          </table:table-cell>
          <table:table-cell table:style-name="ce6" table:formula="of:=[.B6]" office:value-type="string" office:string-value="Single" calcext:value-type="string">
            <text:p>Single</text:p>
          </table:table-cell>
          <table:table-cell table:style-name="ce6" table:formula="of:=[.C6]" office:value-type="string" office:string-value="Kummuliert" calcext:value-type="string">
            <text:p>Kummuliert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4" table:formula="of:=BINOMDIST([.$A7];[.$G$3];[.$C$5];0)" office:value-type="percentage" office:value="0.00505526427970486" calcext:value-type="percentage">
            <text:p>0.51%</text:p>
          </table:table-cell>
          <table:table-cell table:style-name="ce19" table:formula="of:=BINOMDIST([.$A7];[.$G$3];[.$C$5];1)" office:value-type="percentage" office:value="0.00505526427970486" calcext:value-type="percentage">
            <text:p>0.51%</text:p>
          </table:table-cell>
          <table:table-cell table:style-name="ce24" table:formula="of:=BINOMDIST([.$A7];[.$G$3];[.$E$5];0)" office:value-type="percentage" office:value="0.00000782264257626995" calcext:value-type="percentage">
            <text:p>0.00%</text:p>
          </table:table-cell>
          <table:table-cell table:style-name="ce47" table:formula="of:=BINOMDIST([.$A7];[.$G$3];[.$E$5];1)" office:value-type="percentage" office:value="0.00000782264257626995" calcext:value-type="percentage">
            <text:p>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table:formula="of:=BINOMDIST([.$A8];[.$G$3];[.$C$5];0)" office:value-type="percentage" office:value="0.0293205328222882" calcext:value-type="percentage">
            <text:p>2.93%</text:p>
          </table:table-cell>
          <table:table-cell table:style-name="ce21" table:formula="of:=BINOMDIST([.$A8];[.$G$3];[.$C$5];1)" office:value-type="percentage" office:value="0.0343757971019931" calcext:value-type="percentage">
            <text:p>3.44%</text:p>
          </table:table-cell>
          <table:table-cell table:style-name="ce25" table:formula="of:=BINOMDIST([.$A8];[.$G$3];[.$E$5];0)" office:value-type="percentage" office:value="0.000113428317355914" calcext:value-type="percentage">
            <text:p>0.01%</text:p>
          </table:table-cell>
          <table:table-cell table:style-name="ce48" table:formula="of:=BINOMDIST([.$A8];[.$G$3];[.$E$5];1)" office:value-type="percentage" office:value="0.000121250959932184" calcext:value-type="percentage">
            <text:p>0.01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table:formula="of:=BINOMDIST([.$A9];[.$G$3];[.$C$5];0)" office:value-type="percentage" office:value="0.0820974919024073" calcext:value-type="percentage">
            <text:p>8.21%</text:p>
          </table:table-cell>
          <table:table-cell table:style-name="ce21" table:formula="of:=BINOMDIST([.$A9];[.$G$3];[.$C$5];1)" office:value-type="percentage" office:value="0.1164732890044" calcext:value-type="percentage">
            <text:p>11.65%</text:p>
          </table:table-cell>
          <table:table-cell table:style-name="ce25" table:formula="of:=BINOMDIST([.$A9];[.$G$3];[.$E$5];0)" office:value-type="percentage" office:value="0.000793998221491397" calcext:value-type="percentage">
            <text:p>0.08%</text:p>
          </table:table-cell>
          <table:table-cell table:style-name="ce48" table:formula="of:=BINOMDIST([.$A9];[.$G$3];[.$E$5];1)" office:value-type="percentage" office:value="0.000915249181423581" calcext:value-type="percentage">
            <text:p>0.09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table:formula="of:=BINOMDIST([.$A10];[.$G$3];[.$C$5];0)" office:value-type="percentage" office:value="0.147775485424334" calcext:value-type="percentage">
            <text:p>14.78%</text:p>
          </table:table-cell>
          <table:table-cell table:style-name="ce21" table:formula="of:=BINOMDIST([.$A10];[.$G$3];[.$C$5];1)" office:value-type="percentage" office:value="0.264248774428734" calcext:value-type="percentage">
            <text:p>26.42%</text:p>
          </table:table-cell>
          <table:table-cell table:style-name="ce25" table:formula="of:=BINOMDIST([.$A10];[.$G$3];[.$E$5];0)" office:value-type="percentage" office:value="0.00357299199671128" calcext:value-type="percentage">
            <text:p>0.36%</text:p>
          </table:table-cell>
          <table:table-cell table:style-name="ce48" table:formula="of:=BINOMDIST([.$A10];[.$G$3];[.$E$5];1)" office:value-type="percentage" office:value="0.00448824117813486" calcext:value-type="percentage">
            <text:p>0.45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table:formula="of:=BINOMDIST([.$A11];[.$G$3];[.$C$5];0)" office:value-type="percentage" office:value="0.192108131051634" calcext:value-type="percentage">
            <text:p>19.21%</text:p>
          </table:table-cell>
          <table:table-cell table:style-name="ce21" table:formula="of:=BINOMDIST([.$A11];[.$G$3];[.$C$5];1)" office:value-type="percentage" office:value="0.456356905480368" calcext:value-type="percentage">
            <text:p>45.64%</text:p>
          </table:table-cell>
          <table:table-cell table:style-name="ce25" table:formula="of:=BINOMDIST([.$A11];[.$G$3];[.$E$5];0)" office:value-type="percentage" office:value="0.0116122239893117" calcext:value-type="percentage">
            <text:p>1.16%</text:p>
          </table:table-cell>
          <table:table-cell table:style-name="ce48" table:formula="of:=BINOMDIST([.$A11];[.$G$3];[.$E$5];1)" office:value-type="percentage" office:value="0.0161004651674465" calcext:value-type="percentage">
            <text:p>1.61%</text:p>
          </table:table-cell>
          <table:table-cell table:style-name="ce2"/>
          <table:table-cell table:style-name="ce2" office:value-type="string" calcext:value-type="string">
            <text:p>Wahrschenilichkeit 6 Mal eine Drei zu werfen. Bzw bei „kumuliert“ die Wahrscheinlichkeit höchstens 6x die Drei, also weniger als 7x die Drei zu werfen.</text:p>
          </table:table-cell>
          <table:table-cell table:style-name="ce2" table:number-columns-repeated="9"/>
          <table:table-cell table:number-columns-repeated="4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6" table:formula="of:=BINOMDIST([.$A12];[.$G$3];[.$C$5];0)" office:value-type="percentage" office:value="0.192108131051635" calcext:value-type="percentage">
            <text:p>19.21%</text:p>
          </table:table-cell>
          <table:table-cell table:style-name="ce21" table:formula="of:=BINOMDIST([.$A12];[.$G$3];[.$C$5];1)" office:value-type="percentage" office:value="0.648465036532002" calcext:value-type="percentage">
            <text:p>64.85%</text:p>
          </table:table-cell>
          <table:table-cell table:style-name="ce25" table:formula="of:=BINOMDIST([.$A12];[.$G$3];[.$E$5];0)" office:value-type="percentage" office:value="0.0290305599732791" calcext:value-type="percentage">
            <text:p>2.90%</text:p>
          </table:table-cell>
          <table:table-cell table:style-name="ce48" table:formula="of:=BINOMDIST([.$A12];[.$G$3];[.$E$5];1)" office:value-type="percentage" office:value="0.0451310251407256" calcext:value-type="percentage">
            <text:p>4.51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5" table:formula="of:=BINOMDIST([.$A13];[.$G$3];[.$C$5];0)" office:value-type="percentage" office:value="0.153686504841308" calcext:value-type="percentage">
            <text:p>15.37%</text:p>
          </table:table-cell>
          <table:table-cell table:style-name="ce21" table:formula="of:=BINOMDIST([.$A13];[.$G$3];[.$C$5];1)" office:value-type="percentage" office:value="0.80215154137331" calcext:value-type="percentage">
            <text:p>80.22%</text:p>
          </table:table-cell>
          <table:table-cell table:style-name="ce25" table:formula="of:=BINOMDIST([.$A13];[.$G$3];[.$E$5];0)" office:value-type="percentage" office:value="0.0580611199465581" calcext:value-type="percentage">
            <text:p>5.81%</text:p>
          </table:table-cell>
          <table:table-cell table:style-name="ce48" table:formula="of:=BINOMDIST([.$A13];[.$G$3];[.$E$5];1)" office:value-type="percentage" office:value="0.103192145087284" calcext:value-type="percentage">
            <text:p>10.32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5" table:formula="of:=BINOMDIST([.$A14];[.$G$3];[.$C$5];0)" office:value-type="percentage" office:value="0.100993988895717" calcext:value-type="percentage">
            <text:p>10.10%</text:p>
          </table:table-cell>
          <table:table-cell table:style-name="ce21" table:formula="of:=BINOMDIST([.$A14];[.$G$3];[.$C$5];1)" office:value-type="percentage" office:value="0.903145530269027" calcext:value-type="percentage">
            <text:p>90.31%</text:p>
          </table:table-cell>
          <table:table-cell table:style-name="ce25" table:formula="of:=BINOMDIST([.$A14];[.$G$3];[.$E$5];0)" office:value-type="percentage" office:value="0.0953861256264882" calcext:value-type="percentage">
            <text:p>9.54%</text:p>
          </table:table-cell>
          <table:table-cell table:style-name="ce48" table:formula="of:=BINOMDIST([.$A14];[.$G$3];[.$E$5];1)" office:value-type="percentage" office:value="0.198578270713772" calcext:value-type="percentage">
            <text:p>19.86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7" table:formula="of:=BINOMDIST([.$A15];[.$G$3];[.$C$5];0)" office:value-type="percentage" office:value="0.0555466938926445" calcext:value-type="percentage">
            <text:p>5.55%</text:p>
          </table:table-cell>
          <table:table-cell table:style-name="ce22" table:formula="of:=BINOMDIST([.$A15];[.$G$3];[.$C$5];1)" office:value-type="percentage" office:value="0.958692224161672" calcext:value-type="percentage">
            <text:p>95.87%</text:p>
          </table:table-cell>
          <table:table-cell table:style-name="ce25" table:formula="of:=BINOMDIST([.$A15];[.$G$3];[.$E$5];0)" office:value-type="percentage" office:value="0.131155922736421" calcext:value-type="percentage">
            <text:p>13.12%</text:p>
          </table:table-cell>
          <table:table-cell table:style-name="ce48" table:formula="of:=BINOMDIST([.$A15];[.$G$3];[.$E$5];1)" office:value-type="percentage" office:value="0.329734193450193" calcext:value-type="percentage">
            <text:p>32.97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2" table:formula="of:=BINOMDIST([.$A16];[.$G$3];[.$C$5];0)" office:value-type="percentage" office:value="0.0259217904832341" calcext:value-type="percentage">
            <text:p>2.59%</text:p>
          </table:table-cell>
          <table:table-cell table:style-name="ce36" table:formula="of:=BINOMDIST([.$A16];[.$G$3];[.$C$5];1)" office:value-type="percentage" office:value="0.984614014644906" calcext:value-type="percentage">
            <text:p>98.46%</text:p>
          </table:table-cell>
          <table:table-cell table:style-name="ce27" table:formula="of:=BINOMDIST([.$A16];[.$G$3];[.$E$5];0)" office:value-type="percentage" office:value="0.153015243192491" calcext:value-type="percentage">
            <text:p>15.30%</text:p>
          </table:table-cell>
          <table:table-cell table:style-name="ce48" table:formula="of:=BINOMDIST([.$A16];[.$G$3];[.$E$5];1)" office:value-type="percentage" office:value="0.482749436642684" calcext:value-type="percentage">
            <text:p>48.27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2" table:formula="of:=BINOMDIST([.$A17];[.$G$3];[.$C$5];0)" office:value-type="percentage" office:value="0.0103687161932937" calcext:value-type="percentage">
            <text:p>1.04%</text:p>
          </table:table-cell>
          <table:table-cell table:style-name="ce36" table:formula="of:=BINOMDIST([.$A17];[.$G$3];[.$C$5];1)" office:value-type="percentage" office:value="0.9949827308382" calcext:value-type="percentage">
            <text:p>99.50%</text:p>
          </table:table-cell>
          <table:table-cell table:style-name="ce27" table:formula="of:=BINOMDIST([.$A17];[.$G$3];[.$E$5];0)" office:value-type="percentage" office:value="0.153015243192491" calcext:value-type="percentage">
            <text:p>15.30%</text:p>
          </table:table-cell>
          <table:table-cell table:style-name="ce48" table:formula="of:=BINOMDIST([.$A17];[.$G$3];[.$E$5];1)" office:value-type="percentage" office:value="0.635764679835175" calcext:value-type="percentage">
            <text:p>63.58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2" table:formula="of:=BINOMDIST([.$A18];[.$G$3];[.$C$5];0)" office:value-type="percentage" office:value="0.00358192013950146" calcext:value-type="percentage">
            <text:p>0.36%</text:p>
          </table:table-cell>
          <table:table-cell table:style-name="ce36" table:formula="of:=BINOMDIST([.$A18];[.$G$3];[.$C$5];1)" office:value-type="percentage" office:value="0.998564650977701" calcext:value-type="percentage">
            <text:p>99.86%</text:p>
          </table:table-cell>
          <table:table-cell table:style-name="ce25" table:formula="of:=BINOMDIST([.$A18];[.$G$3];[.$E$5];0)" office:value-type="percentage" office:value="0.132149528211697" calcext:value-type="percentage">
            <text:p>13.21%</text:p>
          </table:table-cell>
          <table:table-cell table:style-name="ce48" table:formula="of:=BINOMDIST([.$A18];[.$G$3];[.$E$5];1)" office:value-type="percentage" office:value="0.767914208046872" calcext:value-type="percentage">
            <text:p>76.79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2" table:formula="of:=BINOMDIST([.$A19];[.$G$3];[.$C$5];0)" office:value-type="percentage" office:value="0.00107457604185044" calcext:value-type="percentage">
            <text:p>0.11%</text:p>
          </table:table-cell>
          <table:table-cell table:style-name="ce36" table:formula="of:=BINOMDIST([.$A19];[.$G$3];[.$C$5];1)" office:value-type="percentage" office:value="0.999639227019552" calcext:value-type="percentage">
            <text:p>99.96%</text:p>
          </table:table-cell>
          <table:table-cell table:style-name="ce25" table:formula="of:=BINOMDIST([.$A19];[.$G$3];[.$E$5];0)" office:value-type="percentage" office:value="0.0991121461587723" calcext:value-type="percentage">
            <text:p>9.91%</text:p>
          </table:table-cell>
          <table:table-cell table:style-name="ce48" table:formula="of:=BINOMDIST([.$A19];[.$G$3];[.$E$5];1)" office:value-type="percentage" office:value="0.867026354205644" calcext:value-type="percentage">
            <text:p>86.7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2" table:formula="of:=BINOMDIST([.$A20];[.$G$3];[.$C$5];0)" office:value-type="percentage" office:value="0.000281042964791655" calcext:value-type="percentage">
            <text:p>0.03%</text:p>
          </table:table-cell>
          <table:table-cell table:style-name="ce36" table:formula="of:=BINOMDIST([.$A20];[.$G$3];[.$C$5];1)" office:value-type="percentage" office:value="0.999920269984343" calcext:value-type="percentage">
            <text:p>99.99%</text:p>
          </table:table-cell>
          <table:table-cell table:style-name="ce25" table:formula="of:=BINOMDIST([.$A20];[.$G$3];[.$E$5];0)" office:value-type="percentage" office:value="0.064804095565351" calcext:value-type="percentage">
            <text:p>6.48%</text:p>
          </table:table-cell>
          <table:table-cell table:style-name="ce48" table:formula="of:=BINOMDIST([.$A20];[.$G$3];[.$E$5];1)" office:value-type="percentage" office:value="0.931830449770995" calcext:value-type="percentage">
            <text:p>93.18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2" table:formula="of:=BINOMDIST([.$A21];[.$G$3];[.$C$5];0)" office:value-type="percentage" office:value="0.0000642383919523784" calcext:value-type="percentage">
            <text:p>0.01%</text:p>
          </table:table-cell>
          <table:table-cell table:style-name="ce36" table:formula="of:=BINOMDIST([.$A21];[.$G$3];[.$C$5];1)" office:value-type="percentage" office:value="0.999984508376296" calcext:value-type="percentage">
            <text:p>100.00%</text:p>
          </table:table-cell>
          <table:table-cell table:style-name="ce41" table:formula="of:=BINOMDIST([.$A21];[.$G$3];[.$E$5];0)" office:value-type="percentage" office:value="0.0370309117516291" calcext:value-type="percentage">
            <text:p>3.70%</text:p>
          </table:table-cell>
          <table:table-cell table:style-name="ce45" table:formula="of:=BINOMDIST([.$A21];[.$G$3];[.$E$5];1)" office:value-type="percentage" office:value="0.968861361522624" calcext:value-type="percentage">
            <text:p>96.89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2" table:formula="of:=BINOMDIST([.$A22];[.$G$3];[.$C$5];0)" office:value-type="percentage" office:value="0.0000128476783904757" calcext:value-type="percentage">
            <text:p>0.00%</text:p>
          </table:table-cell>
          <table:table-cell table:style-name="ce36" table:formula="of:=BINOMDIST([.$A22];[.$G$3];[.$C$5];1)" office:value-type="percentage" office:value="0.999997356054686" calcext:value-type="percentage">
            <text:p>100.00%</text:p>
          </table:table-cell>
          <table:table-cell table:style-name="ce41" table:formula="of:=BINOMDIST([.$A22];[.$G$3];[.$E$5];0)" office:value-type="percentage" office:value="0.0185154558758145" calcext:value-type="percentage">
            <text:p>1.85%</text:p>
          </table:table-cell>
          <table:table-cell table:style-name="ce45" table:formula="of:=BINOMDIST([.$A22];[.$G$3];[.$E$5];1)" office:value-type="percentage" office:value="0.987376817398439" calcext:value-type="percentage">
            <text:p>98.74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2" table:formula="of:=BINOMDIST([.$A23];[.$G$3];[.$C$5];0)" office:value-type="percentage" office:value="0.00000224834371833325" calcext:value-type="percentage">
            <text:p>0.00%</text:p>
          </table:table-cell>
          <table:table-cell table:style-name="ce36" table:formula="of:=BINOMDIST([.$A23];[.$G$3];[.$C$5];1)" office:value-type="percentage" office:value="0.999999604398404" calcext:value-type="percentage">
            <text:p>100.00%</text:p>
          </table:table-cell>
          <table:table-cell table:style-name="ce41" table:formula="of:=BINOMDIST([.$A23];[.$G$3];[.$E$5];0)" office:value-type="percentage" office:value="0.00810051194566884" calcext:value-type="percentage">
            <text:p>0.81%</text:p>
          </table:table-cell>
          <table:table-cell table:style-name="ce45" table:formula="of:=BINOMDIST([.$A23];[.$G$3];[.$E$5];1)" office:value-type="percentage" office:value="0.995477329344107" calcext:value-type="percentage">
            <text:p>99.55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2" table:formula="of:=BINOMDIST([.$A24];[.$G$3];[.$C$5];0)" office:value-type="percentage" office:value="0.000000343864333392146" calcext:value-type="percentage">
            <text:p>0.00%</text:p>
          </table:table-cell>
          <table:table-cell table:style-name="ce36" table:formula="of:=BINOMDIST([.$A24];[.$G$3];[.$C$5];1)" office:value-type="percentage" office:value="0.999999948262738" calcext:value-type="percentage">
            <text:p>100.00%</text:p>
          </table:table-cell>
          <table:table-cell table:style-name="ce41" table:formula="of:=BINOMDIST([.$A24];[.$G$3];[.$E$5];0)" office:value-type="percentage" office:value="0.00309725456746161" calcext:value-type="percentage">
            <text:p>0.31%</text:p>
          </table:table-cell>
          <table:table-cell table:style-name="ce45" table:formula="of:=BINOMDIST([.$A24];[.$G$3];[.$E$5];1)" office:value-type="percentage" office:value="0.998574583911569" calcext:value-type="percentage">
            <text:p>99.86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2" table:formula="of:=BINOMDIST([.$A25];[.$G$3];[.$C$5];0)" office:value-type="percentage" office:value="0.0000000458485777856195" calcext:value-type="percentage">
            <text:p>0.00%</text:p>
          </table:table-cell>
          <table:table-cell table:style-name="ce36" table:formula="of:=BINOMDIST([.$A25];[.$G$3];[.$C$5];1)" office:value-type="percentage" office:value="0.999999994111316" calcext:value-type="percentage">
            <text:p>100.00%</text:p>
          </table:table-cell>
          <table:table-cell table:style-name="ce41" table:formula="of:=BINOMDIST([.$A25];[.$G$3];[.$E$5];0)" office:value-type="percentage" office:value="0.00103241818915387" calcext:value-type="percentage">
            <text:p>0.10%</text:p>
          </table:table-cell>
          <table:table-cell table:style-name="ce45" table:formula="of:=BINOMDIST([.$A25];[.$G$3];[.$E$5];1)" office:value-type="percentage" office:value="0.999607002100723" calcext:value-type="percentage">
            <text:p>99.96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2" table:formula="of:=BINOMDIST([.$A26];[.$G$3];[.$C$5];0)" office:value-type="percentage" office:value="0.00000000530878269096649" calcext:value-type="percentage">
            <text:p>0.00%</text:p>
          </table:table-cell>
          <table:table-cell table:style-name="ce36" table:formula="of:=BINOMDIST([.$A26];[.$G$3];[.$C$5];1)" office:value-type="percentage" office:value="0.999999999420098" calcext:value-type="percentage">
            <text:p>100.00%</text:p>
          </table:table-cell>
          <table:table-cell table:style-name="ce41" table:formula="of:=BINOMDIST([.$A26];[.$G$3];[.$E$5];0)" office:value-type="percentage" office:value="0.00029885789686033" calcext:value-type="percentage">
            <text:p>0.03%</text:p>
          </table:table-cell>
          <table:table-cell table:style-name="ce45" table:formula="of:=BINOMDIST([.$A26];[.$G$3];[.$E$5];1)" office:value-type="percentage" office:value="0.999905859997583" calcext:value-type="percentage">
            <text:p>99.99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2" table:formula="of:=BINOMDIST([.$A27];[.$G$3];[.$C$5];0)" office:value-type="percentage" office:value="0.00000000053087826909665" calcext:value-type="percentage">
            <text:p>0.00%</text:p>
          </table:table-cell>
          <table:table-cell table:style-name="ce36" table:formula="of:=BINOMDIST([.$A27];[.$G$3];[.$C$5];1)" office:value-type="percentage" office:value="0.999999999950976" calcext:value-type="percentage">
            <text:p>100.00%</text:p>
          </table:table-cell>
          <table:table-cell table:style-name="ce41" table:formula="of:=BINOMDIST([.$A27];[.$G$3];[.$E$5];0)" office:value-type="percentage" office:value="0.0000747144742150824" calcext:value-type="percentage">
            <text:p>0.01%</text:p>
          </table:table-cell>
          <table:table-cell table:style-name="ce45" table:formula="of:=BINOMDIST([.$A27];[.$G$3];[.$E$5];1)" office:value-type="percentage" office:value="0.999980574471798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2" table:formula="of:=BINOMDIST([.$A28];[.$G$3];[.$C$5];0)" office:value-type="percentage" office:value="0.0000000000455038516368558" calcext:value-type="percentage">
            <text:p>0.00%</text:p>
          </table:table-cell>
          <table:table-cell table:style-name="ce36" table:formula="of:=BINOMDIST([.$A28];[.$G$3];[.$C$5];1)" office:value-type="percentage" office:value="0.99999999999648" calcext:value-type="percentage">
            <text:p>100.00%</text:p>
          </table:table-cell>
          <table:table-cell table:style-name="ce41" table:formula="of:=BINOMDIST([.$A28];[.$G$3];[.$E$5];0)" office:value-type="percentage" office:value="0.0000160102444746605" calcext:value-type="percentage">
            <text:p>0.00%</text:p>
          </table:table-cell>
          <table:table-cell table:style-name="ce45" table:formula="of:=BINOMDIST([.$A28];[.$G$3];[.$E$5];1)" office:value-type="percentage" office:value="0.999996584716273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2" table:formula="of:=BINOMDIST([.$A29];[.$G$3];[.$C$5];0)" office:value-type="percentage" office:value="0.00000000000330937102813498" calcext:value-type="percentage">
            <text:p>0.00%</text:p>
          </table:table-cell>
          <table:table-cell table:style-name="ce36" table:formula="of:=BINOMDIST([.$A29];[.$G$3];[.$C$5];1)" office:value-type="percentage" office:value="0.99999999999979" calcext:value-type="percentage">
            <text:p>100.00%</text:p>
          </table:table-cell>
          <table:table-cell table:style-name="ce41" table:formula="of:=BINOMDIST([.$A29];[.$G$3];[.$E$5];0)" office:value-type="percentage" office:value="0.00000291095354084736" calcext:value-type="percentage">
            <text:p>0.00%</text:p>
          </table:table-cell>
          <table:table-cell table:style-name="ce45" table:formula="of:=BINOMDIST([.$A29];[.$G$3];[.$E$5];1)" office:value-type="percentage" office:value="0.999999495669814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2" table:formula="of:=BINOMDIST([.$A30];[.$G$3];[.$C$5];0)" office:value-type="percentage" office:value="0.000000000000201439975625608" calcext:value-type="percentage">
            <text:p>0.00%</text:p>
          </table:table-cell>
          <table:table-cell table:style-name="ce36" table:formula="of:=BINOMDIST([.$A30];[.$G$3];[.$C$5];1)" office:value-type="percentage" office:value="0.999999999999991" calcext:value-type="percentage">
            <text:p>100.00%</text:p>
          </table:table-cell>
          <table:table-cell table:style-name="ce41" table:formula="of:=BINOMDIST([.$A30];[.$G$3];[.$E$5];0)" office:value-type="percentage" office:value="0.000000442971190998511" calcext:value-type="percentage">
            <text:p>0.00%</text:p>
          </table:table-cell>
          <table:table-cell table:style-name="ce45" table:formula="of:=BINOMDIST([.$A30];[.$G$3];[.$E$5];1)" office:value-type="percentage" office:value="0.999999938641005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2" table:formula="of:=BINOMDIST([.$A31];[.$G$3];[.$C$5];0)" office:value-type="percentage" office:value="0.0000000000000100719987812804" calcext:value-type="percentage">
            <text:p>0.00%</text:p>
          </table:table-cell>
          <table:table-cell table:style-name="ce36" table:formula="of:=BINOMDIST([.$A31];[.$G$3];[.$C$5];1)" office:value-type="percentage" office:value="1" calcext:value-type="percentage">
            <text:p>100.00%</text:p>
          </table:table-cell>
          <table:table-cell table:style-name="ce41" table:formula="of:=BINOMDIST([.$A31];[.$G$3];[.$E$5];0)" office:value-type="percentage" office:value="0.0000000553713988748138" calcext:value-type="percentage">
            <text:p>0.00%</text:p>
          </table:table-cell>
          <table:table-cell table:style-name="ce45" table:formula="of:=BINOMDIST([.$A31];[.$G$3];[.$E$5];1)" office:value-type="percentage" office:value="0.999999994012404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2" table:formula="of:=BINOMDIST([.$A32];[.$G$3];[.$C$5];0)" office:value-type="percentage" office:value="4.02879951251217E-016" calcext:value-type="percentage">
            <text:p>0.00%</text:p>
          </table:table-cell>
          <table:table-cell table:style-name="ce36" table:formula="of:=BINOMDIST([.$A32];[.$G$3];[.$C$5];1)" office:value-type="percentage" office:value="1" calcext:value-type="percentage">
            <text:p>100.00%</text:p>
          </table:table-cell>
          <table:table-cell table:style-name="ce41" table:formula="of:=BINOMDIST([.$A32];[.$G$3];[.$E$5];0)" office:value-type="percentage" office:value="0.00000000553713988748137" calcext:value-type="percentage">
            <text:p>0.00%</text:p>
          </table:table-cell>
          <table:table-cell table:style-name="ce45" table:formula="of:=BINOMDIST([.$A32];[.$G$3];[.$E$5];1)" office:value-type="percentage" office:value="0.999999999549543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4-11T22:45:51.869588174</meta:creation-date>
    <meta:editing-duration>PT3M27S</meta:editing-duration>
    <meta:editing-cycles>2</meta:editing-cycles>
    <meta:generator>LibreOffice/6.4.7.2$Linux_X86_64 LibreOffice_project/40$Build-2</meta:generator>
    <dc:date>2026-04-11T22:49:18.958760071</dc:date>
    <meta:document-statistic meta:table-count="1" meta:cell-count="1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gap-width="0" chart:overlap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ffb66c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16cm" svg:height="14.433cm" xlink:href=".." xlink:type="simple" chart:class="chart:bar" chart:style-name="ch1">
        <chart:title svg:x="9.095cm" svg:y="0.424cm" chart:style-name="ch2">
          <text:p>Normaler und gezinkter Würfel</text:p>
        </chart:title>
        <chart:subtitle svg:x="0cm" svg:y="0cm" chart:style-name="ch3">
          <text:p/>
        </chart:subtitle>
        <chart:legend chart:legend-position="end" svg:x="22.365cm" svg:y="6.17cm" style:legend-expansion="high" chart:style-name="ch4"/>
        <chart:plot-area chart:style-name="ch5" table:cell-range-address="25_Wuerfe.A7:25_Wuerfe.E32" chart:data-source-has-labels="both" svg:x="0.488cm" svg:y="1.491cm" svg:width="21.389cm" svg:height="12.654cm">
          <chartooo:coordinate-region svg:x="2.088cm" svg:y="1.691cm" svg:width="19.789cm" svg:height="11.807cm"/>
          <chart:axis chart:dimension="x" chart:name="primary-x" chart:style-name="ch6" chartooo:axis-type="auto">
            <chartooo:date-scale/>
            <chart:categories table:cell-range-address="25_Wuerfe.A7:25_Wuerfe.A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25_Wuerfe.E7:25_Wuerfe.E32" loext:label-string="gezinktk" chart:class="chart:bar">
            <chart:data-point chart:repeated="26"/>
          </chart:series>
          <chart:series chart:style-name="ch10" chart:values-cell-range-address="25_Wuerfe.C7:25_Wuerfe.C32" loext:label-string="normalk" chart:class="chart:bar">
            <chart:data-point chart:repeated="26"/>
          </chart:series>
          <chart:series chart:style-name="ch11" chart:values-cell-range-address="25_Wuerfe.D7:25_Wuerfe.D32" loext:label-string="gezinkt" chart:class="chart:bar">
            <chart:data-point chart:repeated="26"/>
          </chart:series>
          <chart:series chart:style-name="ch12" chart:values-cell-range-address="25_Wuerfe.B7:25_Wuerfe.B32" loext:label-string="normal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zinktk</text:p>
              </table:table-cell>
              <table:table-cell office:value-type="string">
                <text:p>normalk</text:p>
              </table:table-cell>
              <table:table-cell office:value-type="string">
                <text:p>gezinkt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25_Wuerfe.A7:25_Wuerfe.A32</svg:desc>
                </draw:g>
              </table:table-cell>
              <table:table-cell office:value-type="float" office:value="0.00000782264257626995">
                <text:p>0.00000782264257626995</text:p>
                <draw:g>
                  <svg:desc>25_Wuerfe.E7:25_Wuerfe.E32</svg:desc>
                </draw:g>
              </table:table-cell>
              <table:table-cell office:value-type="float" office:value="0.00505526427970486">
                <text:p>0.00505526427970486</text:p>
                <draw:g>
                  <svg:desc>25_Wuerfe.C7:25_Wuerfe.C32</svg:desc>
                </draw:g>
              </table:table-cell>
              <table:table-cell office:value-type="float" office:value="0.00000782264257626995">
                <text:p>0.00000782264257626995</text:p>
                <draw:g>
                  <svg:desc>25_Wuerfe.D7:25_Wuerfe.D32</svg:desc>
                </draw:g>
              </table:table-cell>
              <table:table-cell office:value-type="float" office:value="0.00505526427970486">
                <text:p>0.00505526427970486</text:p>
                <draw:g>
                  <svg:desc>25_Wuerfe.B7:25_Wuerfe.B3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121250959932184">
                <text:p>0.000121250959932184</text:p>
              </table:table-cell>
              <table:table-cell office:value-type="float" office:value="0.0343757971019931">
                <text:p>0.0343757971019931</text:p>
              </table:table-cell>
              <table:table-cell office:value-type="float" office:value="0.000113428317355914">
                <text:p>0.000113428317355914</text:p>
              </table:table-cell>
              <table:table-cell office:value-type="float" office:value="0.0293205328222882">
                <text:p>0.02932053282228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915249181423581">
                <text:p>0.000915249181423581</text:p>
              </table:table-cell>
              <table:table-cell office:value-type="float" office:value="0.1164732890044">
                <text:p>0.1164732890044</text:p>
              </table:table-cell>
              <table:table-cell office:value-type="float" office:value="0.000793998221491397">
                <text:p>0.000793998221491397</text:p>
              </table:table-cell>
              <table:table-cell office:value-type="float" office:value="0.0820974919024073">
                <text:p>0.08209749190240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48824117813486">
                <text:p>0.00448824117813486</text:p>
              </table:table-cell>
              <table:table-cell office:value-type="float" office:value="0.264248774428734">
                <text:p>0.264248774428734</text:p>
              </table:table-cell>
              <table:table-cell office:value-type="float" office:value="0.00357299199671128">
                <text:p>0.00357299199671128</text:p>
              </table:table-cell>
              <table:table-cell office:value-type="float" office:value="0.147775485424334">
                <text:p>0.1477754854243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61004651674465">
                <text:p>0.0161004651674465</text:p>
              </table:table-cell>
              <table:table-cell office:value-type="float" office:value="0.456356905480368">
                <text:p>0.456356905480368</text:p>
              </table:table-cell>
              <table:table-cell office:value-type="float" office:value="0.0116122239893117">
                <text:p>0.0116122239893117</text:p>
              </table:table-cell>
              <table:table-cell office:value-type="float" office:value="0.192108131051634">
                <text:p>0.1921081310516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51310251407256">
                <text:p>0.0451310251407256</text:p>
              </table:table-cell>
              <table:table-cell office:value-type="float" office:value="0.648465036532002">
                <text:p>0.648465036532002</text:p>
              </table:table-cell>
              <table:table-cell office:value-type="float" office:value="0.0290305599732791">
                <text:p>0.0290305599732791</text:p>
              </table:table-cell>
              <table:table-cell office:value-type="float" office:value="0.192108131051635">
                <text:p>0.1921081310516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03192145087284">
                <text:p>0.103192145087284</text:p>
              </table:table-cell>
              <table:table-cell office:value-type="float" office:value="0.80215154137331">
                <text:p>0.80215154137331</text:p>
              </table:table-cell>
              <table:table-cell office:value-type="float" office:value="0.0580611199465581">
                <text:p>0.0580611199465581</text:p>
              </table:table-cell>
              <table:table-cell office:value-type="float" office:value="0.153686504841308">
                <text:p>0.1536865048413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98578270713772">
                <text:p>0.198578270713772</text:p>
              </table:table-cell>
              <table:table-cell office:value-type="float" office:value="0.903145530269027">
                <text:p>0.903145530269027</text:p>
              </table:table-cell>
              <table:table-cell office:value-type="float" office:value="0.0953861256264882">
                <text:p>0.0953861256264882</text:p>
              </table:table-cell>
              <table:table-cell office:value-type="float" office:value="0.100993988895717">
                <text:p>0.1009939888957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29734193450193">
                <text:p>0.329734193450193</text:p>
              </table:table-cell>
              <table:table-cell office:value-type="float" office:value="0.958692224161672">
                <text:p>0.958692224161672</text:p>
              </table:table-cell>
              <table:table-cell office:value-type="float" office:value="0.131155922736421">
                <text:p>0.131155922736421</text:p>
              </table:table-cell>
              <table:table-cell office:value-type="float" office:value="0.0555466938926445">
                <text:p>0.05554669389264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82749436642684">
                <text:p>0.482749436642684</text:p>
              </table:table-cell>
              <table:table-cell office:value-type="float" office:value="0.984614014644906">
                <text:p>0.984614014644906</text:p>
              </table:table-cell>
              <table:table-cell office:value-type="float" office:value="0.153015243192491">
                <text:p>0.153015243192491</text:p>
              </table:table-cell>
              <table:table-cell office:value-type="float" office:value="0.0259217904832341">
                <text:p>0.02592179048323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35764679835175">
                <text:p>0.635764679835175</text:p>
              </table:table-cell>
              <table:table-cell office:value-type="float" office:value="0.9949827308382">
                <text:p>0.9949827308382</text:p>
              </table:table-cell>
              <table:table-cell office:value-type="float" office:value="0.153015243192491">
                <text:p>0.153015243192491</text:p>
              </table:table-cell>
              <table:table-cell office:value-type="float" office:value="0.0103687161932937">
                <text:p>0.01036871619329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67914208046872">
                <text:p>0.767914208046872</text:p>
              </table:table-cell>
              <table:table-cell office:value-type="float" office:value="0.998564650977701">
                <text:p>0.998564650977701</text:p>
              </table:table-cell>
              <table:table-cell office:value-type="float" office:value="0.132149528211697">
                <text:p>0.132149528211697</text:p>
              </table:table-cell>
              <table:table-cell office:value-type="float" office:value="0.00358192013950146">
                <text:p>0.003581920139501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67026354205644">
                <text:p>0.867026354205644</text:p>
              </table:table-cell>
              <table:table-cell office:value-type="float" office:value="0.999639227019552">
                <text:p>0.999639227019552</text:p>
              </table:table-cell>
              <table:table-cell office:value-type="float" office:value="0.0991121461587723">
                <text:p>0.0991121461587723</text:p>
              </table:table-cell>
              <table:table-cell office:value-type="float" office:value="0.00107457604185044">
                <text:p>0.001074576041850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31830449770995">
                <text:p>0.931830449770995</text:p>
              </table:table-cell>
              <table:table-cell office:value-type="float" office:value="0.999920269984343">
                <text:p>0.999920269984343</text:p>
              </table:table-cell>
              <table:table-cell office:value-type="float" office:value="0.064804095565351">
                <text:p>0.064804095565351</text:p>
              </table:table-cell>
              <table:table-cell office:value-type="float" office:value="0.000281042964791655">
                <text:p>0.0002810429647916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68861361522624">
                <text:p>0.968861361522624</text:p>
              </table:table-cell>
              <table:table-cell office:value-type="float" office:value="0.999984508376296">
                <text:p>0.999984508376296</text:p>
              </table:table-cell>
              <table:table-cell office:value-type="float" office:value="0.0370309117516291">
                <text:p>0.0370309117516291</text:p>
              </table:table-cell>
              <table:table-cell office:value-type="float" office:value="0.0000642383919523784">
                <text:p>0.00006423839195237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87376817398439">
                <text:p>0.987376817398439</text:p>
              </table:table-cell>
              <table:table-cell office:value-type="float" office:value="0.999997356054686">
                <text:p>0.999997356054686</text:p>
              </table:table-cell>
              <table:table-cell office:value-type="float" office:value="0.0185154558758145">
                <text:p>0.0185154558758145</text:p>
              </table:table-cell>
              <table:table-cell office:value-type="float" office:value="0.0000128476783904757">
                <text:p>0.00001284767839047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5477329344107">
                <text:p>0.995477329344107</text:p>
              </table:table-cell>
              <table:table-cell office:value-type="float" office:value="0.999999604398404">
                <text:p>0.999999604398404</text:p>
              </table:table-cell>
              <table:table-cell office:value-type="float" office:value="0.00810051194566884">
                <text:p>0.00810051194566884</text:p>
              </table:table-cell>
              <table:table-cell office:value-type="float" office:value="0.00000224834371833325">
                <text:p>0.000002248343718333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98574583911569">
                <text:p>0.998574583911569</text:p>
              </table:table-cell>
              <table:table-cell office:value-type="float" office:value="0.999999948262738">
                <text:p>0.999999948262738</text:p>
              </table:table-cell>
              <table:table-cell office:value-type="float" office:value="0.00309725456746161">
                <text:p>0.00309725456746161</text:p>
              </table:table-cell>
              <table:table-cell office:value-type="float" office:value="0.000000343864333392146">
                <text:p>0.0000003438643333921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99607002100723">
                <text:p>0.999607002100723</text:p>
              </table:table-cell>
              <table:table-cell office:value-type="float" office:value="0.999999994111316">
                <text:p>0.999999994111316</text:p>
              </table:table-cell>
              <table:table-cell office:value-type="float" office:value="0.00103241818915387">
                <text:p>0.00103241818915387</text:p>
              </table:table-cell>
              <table:table-cell office:value-type="float" office:value="0.0000000458485777856195">
                <text:p>0.00000004584857778561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99905859997583">
                <text:p>0.999905859997583</text:p>
              </table:table-cell>
              <table:table-cell office:value-type="float" office:value="0.999999999420098">
                <text:p>0.999999999420098</text:p>
              </table:table-cell>
              <table:table-cell office:value-type="float" office:value="0.00029885789686033">
                <text:p>0.00029885789686033</text:p>
              </table:table-cell>
              <table:table-cell office:value-type="float" office:value="0.00000000530878269096649">
                <text:p>0.00000000530878269096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9980574471798">
                <text:p>0.999980574471798</text:p>
              </table:table-cell>
              <table:table-cell office:value-type="float" office:value="0.999999999950976">
                <text:p>0.999999999950976</text:p>
              </table:table-cell>
              <table:table-cell office:value-type="float" office:value="0.0000747144742150824">
                <text:p>0.0000747144742150824</text:p>
              </table:table-cell>
              <table:table-cell office:value-type="float" office:value="0.00000000053087826909665">
                <text:p>0.000000000530878269096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9996584716273">
                <text:p>0.999996584716273</text:p>
              </table:table-cell>
              <table:table-cell office:value-type="float" office:value="0.99999999999648">
                <text:p>0.99999999999648</text:p>
              </table:table-cell>
              <table:table-cell office:value-type="float" office:value="0.0000160102444746605">
                <text:p>0.0000160102444746605</text:p>
              </table:table-cell>
              <table:table-cell office:value-type="float" office:value="0.0000000000455038516368558">
                <text:p>0.000000000045503851636855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9999495669814">
                <text:p>0.999999495669814</text:p>
              </table:table-cell>
              <table:table-cell office:value-type="float" office:value="0.99999999999979">
                <text:p>0.99999999999979</text:p>
              </table:table-cell>
              <table:table-cell office:value-type="float" office:value="0.00000291095354084736">
                <text:p>0.00000291095354084736</text:p>
              </table:table-cell>
              <table:table-cell office:value-type="float" office:value="0.00000000000330937102813498">
                <text:p>0.000000000003309371028134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99999938641005">
                <text:p>0.999999938641005</text:p>
              </table:table-cell>
              <table:table-cell office:value-type="float" office:value="0.999999999999991">
                <text:p>0.999999999999991</text:p>
              </table:table-cell>
              <table:table-cell office:value-type="float" office:value="0.000000442971190998511">
                <text:p>0.000000442971190998511</text:p>
              </table:table-cell>
              <table:table-cell office:value-type="float" office:value="0.000000000000201439975625608">
                <text:p>0.0000000000002014399756256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99999994012404">
                <text:p>0.999999994012404</text:p>
              </table:table-cell>
              <table:table-cell office:value-type="float" office:value="1">
                <text:p>1</text:p>
              </table:table-cell>
              <table:table-cell office:value-type="float" office:value="0.0000000553713988748138">
                <text:p>0.0000000553713988748138</text:p>
              </table:table-cell>
              <table:table-cell office:value-type="float" office:value="0.0000000000000100719987812804">
                <text:p>0.000000000000010071998781280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99999999549543">
                <text:p>0.999999999549543</text:p>
              </table:table-cell>
              <table:table-cell office:value-type="float" office:value="1">
                <text:p>1</text:p>
              </table:table-cell>
              <table:table-cell office:value-type="float" office:value="0.00000000553713988748137">
                <text:p>0.00000000553713988748137</text:p>
              </table:table-cell>
              <table:table-cell office:value-type="float" office:value="4.02879951251217E-016">
                <text:p>4.02879951251217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